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9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{x=64.703199999999995 y=1089.0799999999999 z=0.00000000000000000 ...}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Steigung</text:p>
          </table:table-cell>
          <table:table-cell office:value-type="string" table:style-name="ce1">
            <text:p>Korr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64.703190000000006" table:style-name="ce2">
            <text:p>64,70319</text:p>
          </table:table-cell>
          <table:table-cell office:value-type="float" office:value="1089.0799" table:style-name="ce1">
            <text:p>1089,0799</text:p>
          </table:table-cell>
          <table:table-cell office:value-type="string" table:style-name="ce1">
            <text:p>Scanner</text:p>
          </table:table-cell>
          <table:table-cell office:value-type="float" office:value="6.0982818176708316E-2" table:formula="msoxl:=SLOPE(B4:B22,C4:C22)" table:style-name="ce1">
            <text:p>0,060982818</text:p>
          </table:table-cell>
          <table:table-cell office:value-type="float" office:value="0.12908832565741407" table:formula="msoxl:=CORREL(B4:B22,C4:C22)" table:style-name="ce1">
            <text:p>0,129088326</text:p>
          </table:table-cell>
          <table:table-cell office:value-type="float" office:value="27.264227139724927" table:formula="msoxl:=I4*I4" table:style-name="ce1">
            <text:p>27,26422714</text:p>
          </table:table-cell>
          <table:table-cell office:value-type="float" office:value="2.8159578947368544" table:formula="msoxl:=B4-B24" table:style-name="ce2">
            <text:p>2,81596</text:p>
          </table:table-cell>
          <table:table-cell office:value-type="float" office:value="-5.2215157894738695" table:formula="msoxl:=C4-C24" table:style-name="ce2">
            <text:p>-5,22152</text:p>
          </table:table-cell>
          <table:table-cell table:style-name="ce1"/>
          <table:table-cell office:value-type="float" office:value="-14.703568609862081" table:formula="msoxl:=H4*I4" table:style-name="ce1">
            <text:p>-14,70356861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64.703190000000006" table:style-name="ce1">
            <text:p>64,70319</text:p>
          </table:table-cell>
          <table:table-cell office:value-type="float" office:value="1089.079" table:style-name="ce1">
            <text:p>1089,079</text:p>
          </table:table-cell>
          <table:table-cell table:style-name="ce1"/>
          <table:table-cell office:value-type="float" office:value="0.27325394790297075" table:formula="msoxl:=SLOPE(C4:C22,B4:B22)" table:style-name="ce1">
            <text:p>0,273253948</text:p>
          </table:table-cell>
          <table:table-cell office:value-type="float" office:value="0.12908832565741407" table:formula="msoxl:=CORREL(C4:C22,B4:B22)" table:style-name="ce1">
            <text:p>0,129088326</text:p>
          </table:table-cell>
          <table:table-cell office:value-type="float" office:value="27.273626678145995" table:formula="msoxl:=I5*I5" table:style-name="ce1">
            <text:p>27,27362668</text:p>
          </table:table-cell>
          <table:table-cell office:value-type="float" office:value="2.8159578947368544" table:formula="msoxl:=B5-B24" table:style-name="ce2">
            <text:p>2,81596</text:p>
          </table:table-cell>
          <table:table-cell office:value-type="float" office:value="-5.222415789473871" table:formula="msoxl:=C5-C24" table:style-name="ce2">
            <text:p>-5,22242</text:p>
          </table:table-cell>
          <table:table-cell table:style-name="ce1"/>
          <table:table-cell office:value-type="float" office:value="-14.706102971967349" table:formula="msoxl:=H5*I5" table:style-name="ce1">
            <text:p>-14,70610297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61.403590000000001" table:style-name="ce1">
            <text:p>61,40359</text:p>
          </table:table-cell>
          <table:table-cell office:value-type="float" office:value="1098.28" table:style-name="ce1">
            <text:p>1098,28</text:p>
          </table:table-cell>
          <table:table-cell table:number-columns-repeated="3" table:style-name="ce1"/>
          <table:table-cell office:value-type="float" office:value="15.829132320247995" table:formula="msoxl:=I6*I6" table:style-name="ce1">
            <text:p>15,82913232</text:p>
          </table:table-cell>
          <table:table-cell office:value-type="float" office:value="-0.48364210526315077" table:formula="msoxl:=B6-B24" table:style-name="ce2">
            <text:p>-0,48364</text:p>
          </table:table-cell>
          <table:table-cell office:value-type="float" office:value="3.9785842105261509" table:formula="msoxl:=C6-C24" table:style-name="ce2">
            <text:p>3,97858</text:p>
          </table:table-cell>
          <table:table-cell table:style-name="ce1"/>
          <table:table-cell office:value-type="float" office:value="-1.9242108435455982" table:formula="msoxl:=H6*I6" table:style-name="ce1">
            <text:p>-1,924210844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63.262900000000002" table:style-name="ce1">
            <text:p>63,2629</text:p>
          </table:table-cell>
          <table:table-cell office:value-type="float" office:value="1097.18" table:style-name="ce1">
            <text:p>1097,18</text:p>
          </table:table-cell>
          <table:table-cell table:number-columns-repeated="3" table:style-name="ce1"/>
          <table:table-cell office:value-type="float" office:value="8.2862470570909874" table:formula="msoxl:=I7*I7" table:style-name="ce1">
            <text:p>8,286247057</text:p>
          </table:table-cell>
          <table:table-cell office:value-type="float" office:value="1.3756678947368499" table:formula="msoxl:=B7-B24" table:style-name="ce2">
            <text:p>1,37567</text:p>
          </table:table-cell>
          <table:table-cell office:value-type="float" office:value="2.8785842105262418" table:formula="msoxl:=C7-C24" table:style-name="ce2">
            <text:p>2,87858</text:p>
          </table:table-cell>
          <table:table-cell table:style-name="ce1"/>
          <table:table-cell office:value-type="float" office:value="3.9599758807173724" table:formula="msoxl:=H7*I7" table:style-name="ce1">
            <text:p>3,959975881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63.262900000000002" table:style-name="ce1">
            <text:p>63,2629</text:p>
          </table:table-cell>
          <table:table-cell office:value-type="float" office:value="1097.18" table:style-name="ce1">
            <text:p>1097,18</text:p>
          </table:table-cell>
          <table:table-cell table:number-columns-repeated="3" table:style-name="ce1"/>
          <table:table-cell office:value-type="float" office:value="8.2862470570909874" table:formula="msoxl:=I8*I8" table:style-name="ce1">
            <text:p>8,286247057</text:p>
          </table:table-cell>
          <table:table-cell office:value-type="float" office:value="1.3756678947368499" table:formula="msoxl:=B8-B24" table:style-name="ce2">
            <text:p>1,37567</text:p>
          </table:table-cell>
          <table:table-cell office:value-type="float" office:value="2.8785842105262418" table:formula="msoxl:=C8-C24" table:style-name="ce2">
            <text:p>2,87858</text:p>
          </table:table-cell>
          <table:table-cell table:style-name="ce1"/>
          <table:table-cell office:value-type="float" office:value="3.9599758807173724" table:formula="msoxl:=H8*I8" table:style-name="ce1">
            <text:p>3,959975881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59.540790000000001" table:style-name="ce1">
            <text:p>59,54079</text:p>
          </table:table-cell>
          <table:table-cell office:value-type="float" office:value="1099.3900000000001" table:style-name="ce1">
            <text:p>1099,39</text:p>
          </table:table-cell>
          <table:table-cell table:number-columns-repeated="3" table:style-name="ce1"/>
          <table:table-cell office:value-type="float" office:value="25.893689267617347" table:formula="msoxl:=I9*I9" table:style-name="ce1">
            <text:p>25,89368927</text:p>
          </table:table-cell>
          <table:table-cell office:value-type="float" office:value="-2.3464421052631508" table:formula="msoxl:=B9-B24" table:style-name="ce2">
            <text:p>-2,34644</text:p>
          </table:table-cell>
          <table:table-cell office:value-type="float" office:value="5.0885842105262782" table:formula="msoxl:=C9-C24" table:style-name="ce2">
            <text:p>5,08858</text:p>
          </table:table-cell>
          <table:table-cell table:style-name="ce1"/>
          <table:table-cell office:value-type="float" office:value="-11.940068247756109" table:formula="msoxl:=H9*I9" table:style-name="ce1">
            <text:p>-11,94006825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62.975000000000001" table:style-name="ce1">
            <text:p>62,975</text:p>
          </table:table-cell>
          <table:table-cell office:value-type="float" office:value="1092.19" table:style-name="ce1">
            <text:p>1092,19</text:p>
          </table:table-cell>
          <table:table-cell table:number-columns-repeated="3" table:style-name="ce1"/>
          <table:table-cell office:value-type="float" office:value="4.4580766360391317" table:formula="msoxl:=I10*I10" table:style-name="ce1">
            <text:p>4,458076636</text:p>
          </table:table-cell>
          <table:table-cell office:value-type="float" office:value="1.0877678947368494" table:formula="msoxl:=B10-B24" table:style-name="ce2">
            <text:p>1,08777</text:p>
          </table:table-cell>
          <table:table-cell office:value-type="float" office:value="-2.1114157894737673" table:formula="msoxl:=C10-C24" table:style-name="ce2">
            <text:p>-2,11142</text:p>
          </table:table-cell>
          <table:table-cell table:style-name="ce1"/>
          <table:table-cell office:value-type="float" office:value="-2.2967303082300226" table:formula="msoxl:=H10*I10" table:style-name="ce1">
            <text:p>-2,296730308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62.975000000000001" table:style-name="ce1">
            <text:p>62,975</text:p>
          </table:table-cell>
          <table:table-cell office:value-type="float" office:value="1092.19" table:style-name="ce1">
            <text:p>1092,19</text:p>
          </table:table-cell>
          <table:table-cell table:number-columns-repeated="3" table:style-name="ce1"/>
          <table:table-cell office:value-type="float" office:value="4.4580766360391317" table:formula="msoxl:=I11*I11" table:style-name="ce1">
            <text:p>4,458076636</text:p>
          </table:table-cell>
          <table:table-cell office:value-type="float" office:value="1.0877678947368494" table:formula="msoxl:=B11-B24" table:style-name="ce2">
            <text:p>1,08777</text:p>
          </table:table-cell>
          <table:table-cell office:value-type="float" office:value="-2.1114157894737673" table:formula="msoxl:=C11-C24" table:style-name="ce2">
            <text:p>-2,11142</text:p>
          </table:table-cell>
          <table:table-cell table:style-name="ce1"/>
          <table:table-cell office:value-type="float" office:value="-2.2967303082300226" table:formula="msoxl:=H11*I11" table:style-name="ce1">
            <text:p>-2,296730308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59.054090000000002" table:style-name="ce1">
            <text:p>59,05409</text:p>
          </table:table-cell>
          <table:table-cell office:value-type="float" office:value="1090.4000000000001" table:style-name="ce1">
            <text:p>1090,4</text:p>
          </table:table-cell>
          <table:table-cell table:number-columns-repeated="3" table:style-name="ce1"/>
          <table:table-cell office:value-type="float" office:value="15.221045162354935" table:formula="msoxl:=I12*I12" table:style-name="ce1">
            <text:p>15,22104516</text:p>
          </table:table-cell>
          <table:table-cell office:value-type="float" office:value="-2.8331421052631498" table:formula="msoxl:=B12-B24" table:style-name="ce2">
            <text:p>-2,83314</text:p>
          </table:table-cell>
          <table:table-cell office:value-type="float" office:value="-3.9014157894737309" table:formula="msoxl:=C12-C24" table:style-name="ce2">
            <text:p>-3,90142</text:p>
          </table:table-cell>
          <table:table-cell table:style-name="ce1"/>
          <table:table-cell office:value-type="float" office:value="11.0532653432965" table:formula="msoxl:=H12*I12" table:style-name="ce1">
            <text:p>11,05326534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62.975000000000001" table:style-name="ce1">
            <text:p>62,975</text:p>
          </table:table-cell>
          <table:table-cell office:value-type="float" office:value="1092.19" table:style-name="ce1">
            <text:p>1092,19</text:p>
          </table:table-cell>
          <table:table-cell table:number-columns-repeated="3" table:style-name="ce1"/>
          <table:table-cell office:value-type="float" office:value="4.4580766360391317" table:formula="msoxl:=I13*I13" table:style-name="ce1">
            <text:p>4,458076636</text:p>
          </table:table-cell>
          <table:table-cell office:value-type="float" office:value="1.0877678947368494" table:formula="msoxl:=B13-B24" table:style-name="ce2">
            <text:p>1,08777</text:p>
          </table:table-cell>
          <table:table-cell office:value-type="float" office:value="-2.1114157894737673" table:formula="msoxl:=C13-C24" table:style-name="ce2">
            <text:p>-2,11142</text:p>
          </table:table-cell>
          <table:table-cell table:style-name="ce1"/>
          <table:table-cell office:value-type="float" office:value="-2.2967303082300226" table:formula="msoxl:=H13*I13" table:style-name="ce1">
            <text:p>-2,296730308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62.975000000000001" table:style-name="ce1">
            <text:p>62,975</text:p>
          </table:table-cell>
          <table:table-cell office:value-type="float" office:value="1092.19" table:style-name="ce1">
            <text:p>1092,19</text:p>
          </table:table-cell>
          <table:table-cell table:number-columns-repeated="3" table:style-name="ce1"/>
          <table:table-cell office:value-type="float" office:value="4.4580766360391317" table:formula="msoxl:=I14*I14" table:style-name="ce1">
            <text:p>4,458076636</text:p>
          </table:table-cell>
          <table:table-cell office:value-type="float" office:value="1.0877678947368494" table:formula="msoxl:=B14-B24" table:style-name="ce2">
            <text:p>1,08777</text:p>
          </table:table-cell>
          <table:table-cell office:value-type="float" office:value="-2.1114157894737673" table:formula="msoxl:=C14-C24" table:style-name="ce2">
            <text:p>-2,11142</text:p>
          </table:table-cell>
          <table:table-cell table:style-name="ce1"/>
          <table:table-cell office:value-type="float" office:value="-2.2967303082300226" table:formula="msoxl:=H14*I14" table:style-name="ce1">
            <text:p>-2,296730308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59.270400000000002" table:style-name="ce1">
            <text:p>59,2704</text:p>
          </table:table-cell>
          <table:table-cell office:value-type="float" office:value="1094.4000000000001" table:style-name="ce1">
            <text:p>1094,4</text:p>
          </table:table-cell>
          <table:table-cell table:number-columns-repeated="3" table:style-name="ce1"/>
          <table:table-cell office:value-type="float" office:value="9.7188465650877454E-3" table:formula="msoxl:=I15*I15" table:style-name="ce1">
            <text:p>0,009718847</text:p>
          </table:table-cell>
          <table:table-cell office:value-type="float" office:value="-2.6168321052631498" table:formula="msoxl:=B15-B24" table:style-name="ce2">
            <text:p>-2,61683</text:p>
          </table:table-cell>
          <table:table-cell office:value-type="float" office:value="9.8584210526269089E-2" table:formula="msoxl:=C15-C24" table:style-name="ce2">
            <text:p>0,09858</text:p>
          </table:table-cell>
          <table:table-cell table:style-name="ce1"/>
          <table:table-cell office:value-type="float" office:value="-0.25797832717716229" table:formula="msoxl:=H15*I15" table:style-name="ce1">
            <text:p>-0,257978327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57.255490000000002" table:style-name="ce1">
            <text:p>57,25549</text:p>
          </table:table-cell>
          <table:table-cell office:value-type="float" office:value="1092.5" table:style-name="ce1">
            <text:p>1092,5</text:p>
          </table:table-cell>
          <table:table-cell table:number-columns-repeated="3" table:style-name="ce1"/>
          <table:table-cell office:value-type="float" office:value="3.2450988465655928" table:formula="msoxl:=I16*I16" table:style-name="ce1">
            <text:p>3,245098847</text:p>
          </table:table-cell>
          <table:table-cell office:value-type="float" office:value="-4.6317421052631502" table:formula="msoxl:=B16-B24" table:style-name="ce2">
            <text:p>-4,63174</text:p>
          </table:table-cell>
          <table:table-cell office:value-type="float" office:value="-1.8014157894738219" table:formula="msoxl:=C16-C24" table:style-name="ce2">
            <text:p>-1,80142</text:p>
          </table:table-cell>
          <table:table-cell table:style-name="ce1"/>
          <table:table-cell office:value-type="float" office:value="8.3436933611917592" table:formula="msoxl:=H16*I16" table:style-name="ce1">
            <text:p>8,343693361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64.068790000000007" table:style-name="ce1">
            <text:p>64,06879</text:p>
          </table:table-cell>
          <table:table-cell office:value-type="float" office:value="1111.1500000000001" table:style-name="ce1">
            <text:p>1111,15</text:p>
          </table:table-cell>
          <table:table-cell table:number-columns-repeated="3" table:style-name="ce1"/>
          <table:table-cell office:value-type="float" office:value="283.87478989919509" table:formula="msoxl:=I17*I17" table:style-name="ce1">
            <text:p>283,8747899</text:p>
          </table:table-cell>
          <table:table-cell office:value-type="float" office:value="2.181557894736855" table:formula="msoxl:=B17-B24" table:style-name="ce2">
            <text:p>2,18156</text:p>
          </table:table-cell>
          <table:table-cell office:value-type="float" office:value="16.848584210526269" table:formula="msoxl:=C17-C24" table:style-name="ce2">
            <text:p>16,84858</text:p>
          </table:table-cell>
          <table:table-cell table:style-name="ce1"/>
          <table:table-cell office:value-type="float" office:value="36.756161899612302" table:formula="msoxl:=H17*I17" table:style-name="ce1">
            <text:p>36,7561619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61.459490000000002" table:style-name="ce1">
            <text:p>61,45949</text:p>
          </table:table-cell>
          <table:table-cell office:value-type="float" office:value="1099.28" table:style-name="ce1">
            <text:p>1099,28</text:p>
          </table:table-cell>
          <table:table-cell table:number-columns-repeated="3" table:style-name="ce1"/>
          <table:table-cell office:value-type="float" office:value="24.786300741300298" table:formula="msoxl:=I18*I18" table:style-name="ce1">
            <text:p>24,78630074</text:p>
          </table:table-cell>
          <table:table-cell office:value-type="float" office:value="-0.4277421052631496" table:formula="msoxl:=B18-B24" table:style-name="ce2">
            <text:p>-0,42774</text:p>
          </table:table-cell>
          <table:table-cell office:value-type="float" office:value="4.9785842105261509" table:formula="msoxl:=C18-C24" table:style-name="ce2">
            <text:p>4,97858</text:p>
          </table:table-cell>
          <table:table-cell table:style-name="ce1"/>
          <table:table-cell office:value-type="float" office:value="-2.1295500914403314" table:formula="msoxl:=H18*I18" table:style-name="ce1">
            <text:p>-2,12955009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58.783700000000003" table:style-name="ce1">
            <text:p>58,7837</text:p>
          </table:table-cell>
          <table:table-cell office:value-type="float" office:value="1085.4100000000001" table:style-name="ce1">
            <text:p>1085,41</text:p>
          </table:table-cell>
          <table:table-cell table:number-columns-repeated="3" table:style-name="ce1"/>
          <table:table-cell office:value-type="float" office:value="79.057274741302933" table:formula="msoxl:=I19*I19" table:style-name="ce1">
            <text:p>79,05727474</text:p>
          </table:table-cell>
          <table:table-cell office:value-type="float" office:value="-3.1035321052631488" table:formula="msoxl:=B19-B24" table:style-name="ce2">
            <text:p>-3,10353</text:p>
          </table:table-cell>
          <table:table-cell office:value-type="float" office:value="-8.89141578947374" table:formula="msoxl:=C19-C24" table:style-name="ce2">
            <text:p>-8,89142</text:p>
          </table:table-cell>
          <table:table-cell table:style-name="ce1"/>
          <table:table-cell office:value-type="float" office:value="27.59479436387544" table:formula="msoxl:=H19*I19" table:style-name="ce1">
            <text:p>27,59479436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57.30789" table:style-name="ce1">
            <text:p>57,30789</text:p>
          </table:table-cell>
          <table:table-cell office:value-type="float" office:value="1093.5" table:style-name="ce1">
            <text:p>1093,5</text:p>
          </table:table-cell>
          <table:table-cell table:number-columns-repeated="3" table:style-name="ce1"/>
          <table:table-cell office:value-type="float" office:value="0.64226726761794917" table:formula="msoxl:=I20*I20" table:style-name="ce1">
            <text:p>0,642267268</text:p>
          </table:table-cell>
          <table:table-cell office:value-type="float" office:value="-4.5793421052631516" table:formula="msoxl:=B20-B24" table:style-name="ce2">
            <text:p>-4,57934</text:p>
          </table:table-cell>
          <table:table-cell office:value-type="float" office:value="-0.80141578947382186" table:formula="msoxl:=C20-C24" table:style-name="ce2">
            <text:p>-0,80142</text:p>
          </table:table-cell>
          <table:table-cell table:style-name="ce1"/>
          <table:table-cell office:value-type="float" office:value="3.6699570685601821" table:formula="msoxl:=H20*I20" table:style-name="ce1">
            <text:p>3,669957069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64.9405" table:style-name="ce1">
            <text:p>64,9405</text:p>
          </table:table-cell>
          <table:table-cell office:value-type="float" office:value="1093.069" table:style-name="ce1">
            <text:p>1093,069</text:p>
          </table:table-cell>
          <table:table-cell table:number-columns-repeated="3" table:style-name="ce1"/>
          <table:table-cell office:value-type="float" office:value="1.5188486781444823" table:formula="msoxl:=I21*I21" table:style-name="ce1">
            <text:p>1,518848678</text:p>
          </table:table-cell>
          <table:table-cell office:value-type="float" office:value="3.0532678947368481" table:formula="msoxl:=B21-B24" table:style-name="ce2">
            <text:p>3,05327</text:p>
          </table:table-cell>
          <table:table-cell office:value-type="float" office:value="-1.2324157894738619" table:formula="msoxl:=C21-C24" table:style-name="ce2">
            <text:p>-1,23242</text:p>
          </table:table-cell>
          <table:table-cell table:style-name="ce1"/>
          <table:table-cell office:value-type="float" office:value="-3.7628955629673091" table:formula="msoxl:=H21*I21" table:style-name="ce1">
            <text:p>-3,76289556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64.9405" table:style-name="ce1">
            <text:p>64,9405</text:p>
          </table:table-cell>
          <table:table-cell office:value-type="float" office:value="1093.069" table:style-name="ce1">
            <text:p>1093,069</text:p>
          </table:table-cell>
          <table:table-cell table:number-columns-repeated="3" table:style-name="ce1"/>
          <table:table-cell office:value-type="float" office:value="1.5188486781444823" table:formula="msoxl:=I22*I22" table:style-name="ce1">
            <text:p>1,518848678</text:p>
          </table:table-cell>
          <table:table-cell office:value-type="float" office:value="3.0532678947368481" table:formula="msoxl:=B22-B24" table:style-name="ce2">
            <text:p>3,05327</text:p>
          </table:table-cell>
          <table:table-cell office:value-type="float" office:value="-1.2324157894738619" table:formula="msoxl:=C22-C24" table:style-name="ce2">
            <text:p>-1,23242</text:p>
          </table:table-cell>
          <table:table-cell table:style-name="ce1"/>
          <table:table-cell office:value-type="float" office:value="-3.7628955629673091" table:formula="msoxl:=H22*I22" table:style-name="ce1">
            <text:p>-3,762895563</text:p>
          </table:table-cell>
          <table:table-cell table:number-columns-repeated="16373" table:style-name="ce1"/>
        </table:table-row>
        <table:table-row table:style-name="ro1">
          <table:table-cell table:number-columns-repeated="6" table:style-name="ce1"/>
          <table:table-cell office:value-type="float" office:value="540.53966892526569" table:formula="msoxl:=SUM(G4:G22)" table:style-name="ce1">
            <text:p>540,5396689</text:p>
          </table:table-cell>
          <table:table-cell table:number-columns-repeated="2" table:style-name="ce1"/>
          <table:table-cell office:value-type="string" table:style-name="ce1">
            <text:p>Kovarianz</text:p>
          </table:table-cell>
          <table:table-cell office:value-type="float" office:value="1.7349280182825044" table:formula="msoxl:=SUM(K4:K22)/19" table:style-name="ce1">
            <text:p>1,73492801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ittelwert</text:p>
          </table:table-cell>
          <table:table-cell office:value-type="float" office:value="61.887232105263152" table:formula="msoxl:=AVERAGE(B4:B22)" table:style-name="ce2">
            <text:p>61,88723</text:p>
          </table:table-cell>
          <table:table-cell office:value-type="float" office:value="1094.3014157894738" table:formula="msoxl:=AVERAGE(C4:C22)" table:style-name="ce2">
            <text:p>1.094,30142</text:p>
          </table:table-cell>
          <table:table-cell table:number-columns-repeated="3" table:style-name="ce1"/>
          <table:table-cell office:value-type="float" office:value="28.449456259224508" table:formula="msoxl:=G23/19" table:style-name="ce1">
            <text:p>28,44945626</text:p>
          </table:table-cell>
          <table:table-cell table:number-columns-repeated="2" table:style-name="ce1"/>
          <table:table-cell office:value-type="string" table:style-name="ce1">
            <text:p>Steigung</text:p>
          </table:table-cell>
          <table:table-cell office:value-type="float" office:value="6.0982818176708316E-2" table:formula="msoxl:=K23/G24" table:style-name="ce1">
            <text:p>0,060982818</text:p>
          </table:table-cell>
          <table:table-cell office:value-type="string" table:style-name="ce1">
            <text:p><text:s/>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rianz</text:p>
          </table:table-cell>
          <table:table-cell office:value-type="float" office:value="6.7018717286286584" table:formula="msoxl:=VAR(B4:B22)" table:style-name="ce1">
            <text:p>6,701871729</text:p>
          </table:table-cell>
          <table:table-cell office:value-type="float" office:value="30.029981606959204" table:formula="msoxl:=VAR(C4:C22)" table:style-name="ce1">
            <text:p>30,02998161</text:p>
          </table:table-cell>
          <table:table-cell table:number-columns-repeated="6" table:style-name="ce1"/>
          <table:table-cell office:value-type="string" table:style-name="ce1">
            <text:p>Korrelation</text:p>
          </table:table-cell>
          <table:table-cell office:value-type="float" office:value="-4.8463521643408143" table:formula="msoxl:=B24-(K24*C24)" table:style-name="ce1">
            <text:p>-4,846352164</text:p>
          </table:table-cell>
          <table:table-cell office:value-type="string" table:style-name="ce1">
            <text:p>b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ovarianz</text:p>
          </table:table-cell>
          <table:table-cell office:value-type="float" office:value="1.7349280182825044" table:formula="msoxl:=COVAR(B4:B22,C4:C22)" table:style-name="ce1">
            <text:p>1,734928018</text:p>
          </table:table-cell>
          <table:table-cell table:number-columns-repeated="16382" table:style-name="ce1"/>
        </table:table-row>
        <table:table-row table:style-name="ro1">
          <table:table-cell office:value-type="float" office:value="-4.8463521643408143" table:formula="msoxl:=INTERCEPT(B4:B22,C4:C22)" table:style-name="ce1">
            <text:p>-4,846352164</text:p>
          </table:table-cell>
          <table:table-cell office:value-type="float" office:value="5.7773196167407871E-2" table:formula="msoxl:=B26/C25" table:style-name="ce1">
            <text:p>0,05777319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6.7018717286286584" table:formula="msoxl:=VAR(B4:B22)" table:style-name="ce1">
            <text:p>6,701871729</text:p>
          </table:table-cell>
          <table:table-cell office:value-type="float" office:value="30.029981606959204" table:formula="msoxl:=VAR(C4:C22)" table:style-name="ce1">
            <text:p>30,0299816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.7349280182825044" table:formula="msoxl:=_xlfn.COVARIANCE.P(B4:B22,C4:C22)" table:style-name="ce1">
            <text:p>1,734928018</text:p>
          </table:table-cell>
          <table:table-cell table:number-columns-repeated="16382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Tabelle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9">
      <number:number number:decimal-places="5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assan El-Bardan</meta:initial-creator>
    <dc:creator>Hassan El-Bardan</dc:creator>
    <meta:creation-date>2017-09-15T09:01:27Z</meta:creation-date>
    <dc:date>2017-09-15T14:05:11Z</dc:date>
    <meta:editing-duration>PT0S</meta:editing-duration>
  </office:meta>
</office:document-meta>
</file>